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333333" draw:fill="none" draw:fill-color="#b2b2b2" draw:opacity="50%" draw:textarea-horizontal-align="justify" draw:textarea-vertical-align="middle" draw:auto-grow-height="false" draw:shadow-opacity="50%"/>
    </style:style>
    <style:style style:name="gr2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draw:stroke="solid" svg:stroke-width="0.2cm" svg:stroke-color="#dd4814" draw:marker-start-width="0.8cm" draw:marker-end-width="0.8cm" draw:fill="solid" draw:fill-color="#eeeeee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5" style:family="graphic" style:parent-style-name="standard" style:list-style-name="L1">
      <style:graphic-properties draw:stroke="none" draw:fill="solid" draw:fill-color="#aea79f" draw:textarea-horizontal-align="justify" draw:textarea-vertical-align="middle" draw:auto-grow-height="false"/>
    </style:style>
    <style:style style:name="gr6" style:family="graphic" style:parent-style-name="standard" style:list-style-name="L1">
      <style:graphic-properties draw:stroke="none" draw:fill="solid" draw:fill-color="#aea79f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stroke="none" draw:fill="solid" draw:fill-color="#aea79f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aea79f" draw:fill="none" draw:fill-color="#ffffff" fo:min-height="0.5cm"/>
    </style:style>
    <style:style style:name="gr10" style:family="graphic" style:parent-style-name="objectwithoutfill">
      <style:graphic-properties draw:stroke="dash" draw:stroke-dash="Fine_20_Dashed" svg:stroke-width="0.1cm" svg:stroke-color="#aea79f" draw:marker-start-width="0.35cm" draw:marker-end-width="0.35cm" draw:fill="none" draw:fill-color="#ff8080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solid" draw:fill-color="#dd4814" draw:textarea-horizontal-align="justify" draw:textarea-vertical-align="middle" draw:auto-grow-height="false"/>
    </style:style>
    <style:style style:name="gr12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13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dash" draw:stroke-dash="Fine_20_Dashed" svg:stroke-width="0.1cm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solid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stroke="solid" draw:stroke-dash="Fine_20_Dashed" svg:stroke-width="0.1cm" draw:marker-start="Arrow" draw:marker-start-width="0.4cm" draw:marker-end="Arrow" draw:marker-end-width="0.4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7cm" svg:height="3.7cm" svg:x="4.5cm" svg:y="1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0.7cm" svg:height="3.9cm" svg:x="4.5cm" svg:y="7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cm" svg:height="2.8cm" svg:x="8.5cm" svg:y="4.6cm">
          <text:p text:style-name="P2"><text:span text:style-name="T1">Neuromorphic </text:span></text:p>
          <text:p text:style-name="P2"><text:span text:style-name="T1">Compu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4cm" svg:height="2.7cm" svg:x="12.8cm" svg:y="15.8cm">
          <text:p text:style-name="P2"><text:span text:style-name="T1">Cognition on</text:span></text:p>
          <text:p text:style-name="P2"><text:span text:style-name="T1">Neuromorphic H/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2cm" svg:height="2.4cm" svg:x="8.744cm" svg:y="8.684cm">
          <text:p text:style-name="P2"><text:span text:style-name="T1">S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cm" svg:height="2.5cm" svg:x="19.8cm" svg:y="4.9cm">
          <text:p text:style-name="P2"><text:span text:style-name="T1">Machine</text:span></text:p>
          <text:p text:style-name="P2"><text:span text:style-name="T1">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4cm" svg:height="2.6cm" svg:x="19.6cm" svg:y="8.5cm">
          <text:p text:style-name="P2"><text:span text:style-name="T1">A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5.2cm" svg:height="2.7cm" svg:x="19.2cm" svg:y="12.3cm">
          <text:p text:style-name="P2"><text:span text:style-name="T1">AI</text:span></text:p>
          <text:p text:style-name="P2"><text:span text:style-name="T1">Engineering </text:span></text:p>
          <text:p text:style-name="P2"><text:span text:style-name="T1">Problem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1.3cm" svg:y1="7.3cm" svg:x2="11.3cm" svg:y2="8.9cm">
          <text:p/>
        </draw:line>
        <draw:line draw:style-name="gr8" draw:text-style-name="P1" draw:layer="layout" svg:x1="21.8cm" svg:y1="7.4cm" svg:x2="21.8cm" svg:y2="9cm">
          <text:p/>
        </draw:line>
        <draw:line draw:style-name="gr8" draw:text-style-name="P1" draw:layer="layout" svg:x1="21.8cm" svg:y1="10.9cm" svg:x2="21.8cm" svg:y2="12.6cm">
          <text:p/>
        </draw:line>
        <draw:frame draw:style-name="gr9" draw:text-style-name="P4" draw:layer="layout" svg:width="4.9cm" svg:height="0.886cm" svg:x="4.6cm" svg:y="7.7cm">
          <draw:text-box>
            <text:p><text:span text:style-name="T2">Methods</text:span></text:p>
          </draw:text-box>
        </draw:frame>
        <draw:frame draw:style-name="gr9" draw:text-style-name="P4" draw:layer="layout" svg:width="4.9cm" svg:height="0.886cm" svg:x="4.7cm" svg:y="11.714cm">
          <draw:text-box>
            <text:p><text:span text:style-name="T2">Objective</text:span></text:p>
          </draw:text-box>
        </draw:frame>
        <draw:line draw:style-name="gr10" draw:text-style-name="P1" draw:layer="layout" svg:x1="18.4cm" svg:y1="4.3cm" svg:x2="18.4cm" svg:y2="15.2cm">
          <text:p/>
        </draw:line>
        <draw:custom-shape draw:style-name="gr11" draw:text-style-name="P1" draw:layer="layout" svg:width="5.8cm" svg:height="0.7cm" svg:x="13.5cm" svg:y="9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0.7cm" svg:height="3.7cm" svg:x="4.5cm" svg:y="15.3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4.9cm" svg:height="0.886cm" svg:x="4.7cm" svg:y="15.514cm">
          <draw:text-box>
            <text:p><text:span text:style-name="T2">Long-term goal</text:span></text:p>
          </draw:text-box>
        </draw:frame>
        <draw:custom-shape draw:style-name="gr12" draw:text-style-name="P3" draw:layer="layout" svg:width="3.9cm" svg:height="1.7cm" svg:x="7.5cm" svg:y="12.5cm">
          <text:p text:style-name="P2"><text:span text:style-name="T3">Neuromorphic </text:span></text:p>
          <text:p text:style-name="P2"><text:span text:style-name="T3">H/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.9cm" svg:height="1.7cm" svg:x="13cm" svg:y="12.5cm">
          <text:p text:style-name="P2"><text:span text:style-name="T3">Brain </text:span></text:p>
          <text:p text:style-name="P2"><text:span text:style-name="T3">Model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2.2cm" svg:y1="13.4cm" svg:x2="13.8cm" svg:y2="15.7cm">
          <text:p/>
        </draw:line>
        <draw:line draw:style-name="gr15" draw:text-style-name="P1" draw:layer="layout" svg:x1="10.4cm" svg:y1="11cm" svg:x2="9.7cm" svg:y2="12.6cm">
          <text:p/>
        </draw:line>
        <draw:line draw:style-name="gr14" draw:text-style-name="P1" draw:layer="layout" svg:x1="20cm" svg:y1="14.4cm" svg:x2="18.5cm" svg:y2="15.8cm">
          <text:p/>
        </draw:line>
        <draw:line draw:style-name="gr15" draw:text-style-name="P1" draw:layer="layout" svg:x1="12.9cm" svg:y1="11cm" svg:x2="14.4cm" svg:y2="12.5cm">
          <text:p/>
        </draw:line>
        <draw:line draw:style-name="gr16" draw:text-style-name="P1" draw:layer="layout" svg:x1="11.4cm" svg:y1="13.3cm" svg:x2="13.5cm" svg:y2="13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2T09:35:41.655581022</meta:creation-date>
    <dc:date>2016-10-13T11:05:20.296940632</dc:date>
    <meta:editing-duration>PT1H10M51S</meta:editing-duration>
    <meta:editing-cycles>7</meta:editing-cycles>
    <meta:generator>LibreOffice/4.2.8.2$Linux_X86_64 LibreOffice_project/420m0$Build-2</meta:generator>
    <meta:document-statistic meta:object-count="24"/>
  </office:meta>
</office:document-meta>
</file>